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4cm" draw:fill="solid" draw:fill-color="#e6e6ff" draw:textarea-horizontal-align="justify" draw:textarea-vertical-align="middle" draw:auto-grow-height="false" fo:min-height="7.11cm" fo:min-width="19.66cm" fo:padding-top="0.145cm" fo:padding-bottom="0.145cm" fo:padding-left="0.27cm" fo:padding-right="0.27cm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end="Linienspitzen_20_1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68cm"/>
    </style:style>
    <style:style style:name="gr5" style:family="graphic" style:parent-style-name="standard">
      <style:graphic-properties draw:stroke="none" draw:fill="solid" draw:fill-color="#ffffff" draw:textarea-horizontal-align="left" draw:auto-grow-width="true" fo:min-height="0.56cm" fo:min-width="0.907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000000" draw:marker-start="Linienspitzen_20_1" draw:marker-end="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auto-grow-width="true" fo:min-height="1.119cm" fo:min-width="4.963cm" fo:padding-top="0.15cm" fo:padding-bottom="0.15cm" fo:padding-left="0.15cm" fo:padding-right="0.15cm"/>
    </style:style>
    <style:style style:name="gr8" style:family="graphic" style:parent-style-name="objectwithoutfill">
      <style:graphic-properties draw:marker-start="Rounded_20_large_20_Arrow" draw:marker-end="Rounded_20_large_20_Arrow" draw:marker-end-width="0.2cm" draw:fill="none" draw:textarea-vertical-align="middle"/>
    </style:style>
    <style:style style:name="gr9" style:family="graphic" style:parent-style-name="standard">
      <style:graphic-properties draw:stroke="none" draw:fill="solid" draw:fill-color="#ffffff" draw:textarea-horizontal-align="left" draw:auto-grow-width="true" fo:min-height="0.56cm" fo:min-width="2.1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990000" style:font-name="Times New Roman3" fo:font-size="14pt" style:font-size-asian="18pt" style:font-size-complex="18pt"/>
    </style:style>
    <style:style style:name="T1" style:family="text">
      <style:text-properties fo:font-variant="normal" fo:text-transform="none" fo:color="#000000" style:font-name="Times New Roman1" fo:font-size="14pt" fo:font-style="normal" fo:font-weight="normal"/>
    </style:style>
    <style:style style:name="T2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2cm" svg:height="7.4cm" svg:x="1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2" draw:text-style-name="P1" draw:layer="layout" svg:width="2.822cm" svg:height="1.27cm" svg:x="16.956cm" svg:y="5.972cm" svg:viewBox="0 0 2823 1271" draw:points="0,1271 0,0 2823,0 2823,1271">
            <text:p text:style-name="P1"><text:span text:style-name="T1">InputFilter</text:span></text:p>
          </draw:polygon>
          <draw:polygon draw:style-name="gr2" draw:text-style-name="P1" draw:layer="layout" svg:width="3.499cm" svg:height="1.27cm" svg:x="1cm" svg:y="5.972cm" svg:viewBox="0 0 3500 1271" draw:points="0,1271 0,0 3500,0 3500,1271">
            <text:p text:style-name="P1"><text:span text:style-name="T1">InputAmpSpecs</text:span></text:p>
          </draw:polygon>
          <draw:polygon draw:style-name="gr2" draw:text-style-name="P1" draw:layer="layout" svg:width="5.499cm" svg:height="1.27cm" svg:x="7.417cm" svg:y="2.868cm" svg:viewBox="0 0 5500 1271" draw:points="0,1271 0,0 5500,0 5500,1271">
            <text:p text:style-name="P1"><text:span text:style-name="T1">InputSpecs</text:span></text:p>
          </draw:polygon>
          <draw:path draw:style-name="gr3" draw:layer="layout" svg:width="5.599cm" svg:height="2.599cm" svg:x="1.8cm" svg:y="3.3cm" svg:viewBox="0 0 5600 2600" svg:d="M0 2600c76-1871 3600-2500 5600-2600">
            <text:p/>
          </draw:path>
          <draw:polygon draw:style-name="gr2" draw:text-style-name="P1" draw:layer="layout" svg:width="3.366cm" svg:height="1.27cm" svg:x="5.333cm" svg:y="5.972cm" svg:viewBox="0 0 3367 1271" draw:points="0,1271 0,0 3367,0 3367,1271">
            <text:p text:style-name="P1"><text:span text:style-name="T1">InputFreqSpecs</text:span></text:p>
          </draw:polygon>
          <draw:path draw:style-name="gr3" draw:layer="layout" svg:width="1.399cm" svg:height="1.826cm" svg:x="7.317cm" svg:y="4.139cm" svg:viewBox="0 0 1400 1827" svg:d="M0 1827c355-446 1004-1328 1400-1827">
            <text:p/>
          </draw:path>
          <draw:polygon draw:style-name="gr2" draw:text-style-name="P1" draw:layer="layout" svg:width="2.656cm" svg:height="1.27cm" svg:x="9.46cm" svg:y="5.972cm" svg:viewBox="0 0 2657 1271" draw:points="0,1271 0,0 2657,0 2657,1271">
            <text:p text:style-name="P1"><text:span text:style-name="T1">InputOrder</text:span></text:p>
          </draw:polygon>
          <draw:path draw:style-name="gr3" draw:layer="layout" svg:width="1.114cm" svg:height="1.76cm" svg:x="10.302cm" svg:y="4.139cm" svg:viewBox="0 0 1115 1761" svg:d="M1115 1761c0-398-1115-1300-1115-1761">
            <text:p/>
          </draw:path>
          <draw:polygon draw:style-name="gr2" draw:text-style-name="P1" draw:layer="layout" svg:width="3.999cm" svg:height="1.27cm" svg:x="12.517cm" svg:y="5.972cm" svg:viewBox="0 0 4000 1271" draw:points="0,1271 0,0 4000,0 4000,1271">
            <text:p text:style-name="P1"><text:span text:style-name="T1">InputWeightSpecs</text:span></text:p>
          </draw:polygon>
          <draw:path draw:style-name="gr3" draw:layer="layout" svg:width="3.799cm" svg:height="1.86cm" svg:x="11.217cm" svg:y="4.139cm" svg:viewBox="0 0 3800 1861" svg:d="M3800 1861c0-1000-3011-984-3800-1861">
            <text:p/>
          </draw:path>
          <draw:path draw:style-name="gr3" draw:layer="layout" svg:width="6.099cm" svg:height="1.76cm" svg:x="12.917cm" svg:y="4.139cm" svg:viewBox="0 0 6100 1761" svg:d="M6100 1761c0-1400-4800-1100-6100-1761">
            <text:p/>
          </draw:path>
          <draw:frame draw:style-name="gr4" draw:text-style-name="P2" draw:layer="layout" svg:width="5.18cm" svg:height="1.115cm" svg:x="1.537cm" svg:y="1.4cm">
            <draw:text-box>
              <text:p><text:span text:style-name="T2">input_specs.py</text:span></text:p>
            </draw:text-box>
          </draw:frame>
          <draw:frame draw:style-name="gr5" draw:text-style-name="P3" draw:layer="layout" svg:width="0.907cm" svg:height="0.56cm" svg:x="3.8cm" svg:y="3.54cm">
            <draw:text-box>
              <text:p text:style-name="P1"><text:span text:style-name="T3">sSC</text:span></text:p>
            </draw:text-box>
          </draw:frame>
          <draw:frame draw:style-name="gr5" draw:text-style-name="P3" draw:layer="layout" svg:width="0.907cm" svg:height="0.56cm" svg:x="7.432cm" svg:y="5.04cm">
            <draw:text-box>
              <text:p text:style-name="P1"><text:span text:style-name="T3">sSC</text:span></text:p>
            </draw:text-box>
          </draw:frame>
          <draw:frame draw:style-name="gr5" draw:text-style-name="P3" draw:layer="layout" svg:width="0.907cm" svg:height="0.56cm" svg:x="14.31cm" svg:y="5.24cm">
            <draw:text-box>
              <text:p text:style-name="P1"><text:span text:style-name="T3">sSC</text:span></text:p>
            </draw:text-box>
          </draw:frame>
          <draw:frame draw:style-name="gr5" draw:text-style-name="P3" draw:layer="layout" svg:width="0.907cm" svg:height="0.56cm" svg:x="18.317cm" svg:y="5.14cm">
            <draw:text-box>
              <text:p text:style-name="P1"><text:span text:style-name="T3">sSC</text:span></text:p>
            </draw:text-box>
          </draw:frame>
          <draw:frame draw:style-name="gr5" draw:text-style-name="P3" draw:layer="layout" svg:width="0.907cm" svg:height="0.56cm" svg:x="10.51cm" svg:y="4.94cm">
            <draw:text-box>
              <text:p text:style-name="P1"><text:span text:style-name="T3">sSC</text:span></text:p>
            </draw:text-box>
          </draw:frame>
          <draw:path draw:style-name="gr6" draw:layer="layout" svg:width="5.799cm" svg:height="1.832cm" svg:x="11.717cm" svg:y="4.139cm" svg:viewBox="0 0 5800 1833" svg:d="M5800 1833c0-1172-5000-1133-5800-1833">
            <text:p/>
          </draw:path>
          <draw:path draw:style-name="gr6" draw:layer="layout" svg:width="2.499cm" svg:height="1.86cm" svg:x="10.817cm" svg:y="4.139cm" svg:viewBox="0 0 2500 1861" svg:d="M2500 1861c0-1172-1900-1061-2500-1861">
            <text:p/>
          </draw:path>
          <draw:path draw:style-name="gr6" draw:layer="layout" svg:width="0.943cm" svg:height="1.86cm" svg:x="9.473cm" svg:y="4.139cm" svg:viewBox="0 0 944 1861" svg:d="M944 1861c0-1172-344-1061-944-1861">
            <text:p/>
          </draw:path>
          <draw:frame draw:style-name="gr7" draw:text-style-name="P5" draw:layer="layout" svg:width="5.263cm" svg:height="1.419cm" svg:x="14.454cm" svg:y="2.1cm">
            <draw:text-box>
              <text:p text:style-name="P4"><text:span text:style-name="T3">sigFilterDesigned = sFD</text:span></text:p>
              <text:p text:style-name="P4"><text:span text:style-name="T3">sigSpecsChanged <text:s/>= sSC</text:span></text:p>
            </draw:text-box>
          </draw:frame>
          <draw:line draw:style-name="gr8" draw:text-style-name="P1" draw:layer="layout" svg:x1="10.1cm" svg:y1="2.9cm" svg:x2="10.1cm" svg:y2="0.5cm">
            <text:p/>
          </draw:line>
          <draw:frame draw:style-name="gr9" draw:text-style-name="P3" draw:layer="layout" svg:width="2.1cm" svg:height="0.56cm" svg:x="9cm" svg:y="1.74cm">
            <draw:text-box>
              <text:p text:style-name="P1"><text:span text:style-name="T3">sFD, sSC</text:span></text:p>
            </draw:text-box>
          </draw:frame>
          <draw:path draw:style-name="gr6" draw:layer="layout" svg:width="4.599cm" svg:height="2.299cm" svg:x="2.8cm" svg:y="3.6cm" svg:viewBox="0 0 4600 2300" svg:d="M0 2300c0-1172 3500-2100 4600-2300">
            <text:p/>
          </draw:path>
          <draw:path draw:style-name="gr6" draw:layer="layout" svg:width="2.099cm" svg:height="1.799cm" svg:x="6.2cm" svg:y="4.1cm" svg:viewBox="0 0 2100 1800" svg:d="M0 1800c0-1172 1500-1000 2100-1800">
            <text:p/>
          </draw:path>
          <draw:polygon draw:style-name="gr2" draw:text-style-name="P1" draw:layer="layout" svg:width="3.366cm" svg:height="1.27cm" svg:x="3cm" svg:y="7.9cm" svg:viewBox="0 0 3367 1271" draw:points="0,1271 0,0 3367,0 3367,1271">
            <text:p text:style-name="P1"><text:span text:style-name="T1">InputTargSpecs</text:span></text:p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2256" svg:d="M1127 2120l-449-2006-9-42-25-39-38-25-38-8-43 8-38 25-25 39-9 42-449 2006v13l-4 9 9 42 25 38 38 25 42 9h903l42-9 38-25 26-38 8-42v-9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22T08:02:47.111000000</dc:date>
    <meta:editing-duration>P2DT5H2M34S</meta:editing-duration>
    <meta:editing-cycles>22</meta:editing-cycles>
    <meta:generator>LibreOffice/4.3.7.2$Windows_x86 LibreOffice_project/8a35821d8636a03b8bf4e15b48f59794652c68ba</meta:generator>
    <meta:document-statistic meta:object-count="28"/>
  </office:meta>
</office:document-meta>
</file>